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color="#000000" loext:opacity="100%" fo:background-color="#ffff00"/>
    </style:style>
    <style:style style:name="P2" style:family="paragraph" style:parent-style-name="Heading_20_2">
      <style:text-properties fo:color="#000000" loext:opacity="100%"/>
    </style:style>
    <style:style style:name="P3" style:family="paragraph" style:parent-style-name="Heading_20_3">
      <style:text-properties fo:color="#000000" loext:opacity="100%"/>
    </style:style>
    <style:style style:name="P4" style:family="paragraph" style:parent-style-name="List_20_Bullet" style:list-style-name="WWNum1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ERCIZIO AZIENDA 3</text:h>
      <text:h text:style-name="P2" text:outline-level="2">RAFFINAMENTO DEI REQUISITI</text:h>
      <text:h text:style-name="P3" text:outline-level="3">1. Requisiti per Persona</text:h>
      <text:list xml:id="list3936548860" text:style-name="WWNum1">
        <text:list-item>
          <text:p text:style-name="P4">1.1 Nome: stringa</text:p>
        </text:list-item>
        <text:list-item>
          <text:p text:style-name="P4">1.2 Cognome: stringa</text:p>
        </text:list-item>
        <text:list-item>
          <text:p text:style-name="P4">1.3 Codice fiscale: stringa alfanumerica, max 16 caratteri (es. RSSMRA85T10A562S)</text:p>
        </text:list-item>
        <text:list-item>
          <text:p text:style-name="P4">1.4 Data di nascita: data (formato GG/MM/AAAA, solo date passate)</text:p>
        </text:list-item>
      </text:list>
      <text:h text:style-name="P3" text:outline-level="3">2. Requisiti per Uomo e Donna</text:h>
      <text:list xml:id="list174446235979608" text:continue-numbering="true" text:style-name="WWNum1">
        <text:list-item>
          <text:p text:style-name="P4">2.1 Posizione militare (solo per Uomo): stringa</text:p>
        </text:list-item>
        <text:list-item>
          <text:p text:style-name="P4">2.2 Numero maternità (solo per Donna): intero ≥ 0</text:p>
        </text:list-item>
      </text:list>
      <text:h text:style-name="P3" text:outline-level="3">3. Requisiti per Impiegato</text:h>
      <text:list xml:id="list174445682757205" text:continue-numbering="true" text:style-name="WWNum1">
        <text:list-item>
          <text:p text:style-name="P4">3.1 Stipendio: numero reale ≥ 0</text:p>
        </text:list-item>
        <text:list-item>
          <text:p text:style-name="P4">3.2 Ruolo: valore enumerativo tra {segretario, direttore, progettista}</text:p>
        </text:list-item>
      </text:list>
      <text:h text:style-name="P3" text:outline-level="3">4. Requisiti per Progettista</text:h>
      <text:list xml:id="list174445262050572" text:continue-numbering="true" text:style-name="WWNum1">
        <text:list-item>
          <text:p text:style-name="P4">4.1 Progetti responsabili: lista alfanumerica (es. [UNF2025, TFR2021])</text:p>
        </text:list-item>
      </text:list>
      <text:h text:style-name="P3" text:outline-level="3">5. Requisiti per Studente</text:h>
      <text:list xml:id="list174446107308431" text:continue-numbering="true" text:style-name="WWNum1">
        <text:list-item>
          <text:p text:style-name="P4">5.1 Numero di matricola: valore alfanumerico tra 4 e 7 caratteri</text:p>
        </text:list-item>
      </text:list>
      <text:h text:style-name="P3" text:outline-level="3">6. Requisiti per Progetto</text:h>
      <text:list xml:id="list174446193887767" text:continue-numbering="true" text:style-name="WWNum1">
        <text:list-item>
          <text:p text:style-name="P4">6.1 Nome: string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4-07T17:44:44.872464892</dc:date>
    <meta:editing-duration>PT1M34S</meta:editing-duration>
    <meta:generator>LibreOffice/7.3.7.2$Linux_X86_64 LibreOffice_project/30$Build-2</meta:generator>
    <meta:document-statistic meta:table-count="0" meta:image-count="0" meta:object-count="0" meta:page-count="1" meta:paragraph-count="19" meta:word-count="121" meta:character-count="744" meta:non-whitespace-character-count="653"/>
    <meta:user-defined meta:name="AppVersion">14.0000</meta:user-defined>
    <meta:template xlink:type="simple" xlink:actuate="onRequest" xlink:title="Normal.dotm" xlink:href=""/>
  </office:meta>
</office:document-meta>
</file>